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feb3" officeooo:paragraph-rsid="0004feb3"/>
    </style:style>
    <style:style style:name="P2" style:family="paragraph" style:parent-style-name="Standard" style:list-style-name="L1">
      <style:text-properties officeooo:rsid="0004feb3" officeooo:paragraph-rsid="0004feb3"/>
    </style:style>
    <style:style style:name="P3" style:family="paragraph" style:parent-style-name="Standard" style:list-style-name="L1">
      <style:text-properties officeooo:rsid="0006031c" officeooo:paragraph-rsid="000603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collaborations possibles</text:p>
      <text:p text:style-name="P1"/>
      <text:list xml:id="list1601278264" text:style-name="L1">
        <text:list-item>
          <text:p text:style-name="P2">Trouver un bdaste, pour les coins détentes sans trop faire de hors sujet</text:p>
        </text:list-item>
        <text:list-item>
          <text:p text:style-name="P2">Trouver des gens qui ont un métiers du web spécial, ex : referenceur : Hugo.</text:p>
        </text:list-item>
        <text:list-item>
          <text:p text:style-name="P3">Des dessinateurs qui sont <text:s/>chaud, pour les print, et les couv’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44:35.178788270</meta:creation-date>
    <dc:date>2018-09-29T16:49:07.094392301</dc:date>
    <meta:editing-duration>PT4M3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4" meta:word-count="45" meta:character-count="241" meta:non-whitespace-character-count="202"/>
  </office:meta>
</office:document-meta>
</file>